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Header">
      <style:paragraph-properties fo:text-align="end" style:justify-single-word="false"/>
      <style:text-properties officeooo:rsid="00090f26" officeooo:paragraph-rsid="00090f26"/>
    </style:style>
    <style:style style:name="P2" style:family="paragraph" style:parent-style-name="Footer">
      <style:text-properties officeooo:rsid="000e11f8" officeooo:paragraph-rsid="000e11f8"/>
    </style:style>
    <style:style style:name="P3" style:family="paragraph" style:parent-style-name="Standard">
      <style:paragraph-properties fo:text-align="center" style:justify-single-word="false"/>
      <style:text-properties style:font-name="Liberation Serif" officeooo:rsid="00090f26" officeooo:paragraph-rsid="00090f26"/>
    </style:style>
    <style:style style:name="P4" style:family="paragraph" style:parent-style-name="Standard">
      <style:paragraph-properties fo:text-align="start" style:justify-single-word="false"/>
      <style:text-properties style:font-name="Liberation Serif" officeooo:rsid="00090f26" officeooo:paragraph-rsid="00090f26"/>
    </style:style>
    <style:style style:name="P5" style:family="paragraph" style:parent-style-name="Standard">
      <style:paragraph-properties fo:text-align="start" style:justify-single-word="false"/>
      <style:text-properties officeooo:rsid="000e11f8" officeooo:paragraph-rsid="000e11f8"/>
    </style:style>
    <style:style style:name="P6" style:family="paragraph" style:parent-style-name="Standard">
      <style:paragraph-properties fo:text-align="start" style:justify-single-word="false"/>
      <style:text-properties officeooo:rsid="000eb938" officeooo:paragraph-rsid="000eb938"/>
    </style:style>
    <style:style style:name="P7" style:family="paragraph" style:parent-style-name="Standard" style:master-page-name="">
      <style:paragraph-properties fo:margin-left="0in" fo:margin-right="0in" fo:text-align="start" style:justify-single-word="false" fo:text-indent="0.5in" style:auto-text-indent="false" style:page-number="auto"/>
      <style:text-properties style:font-name="Liberation Serif" officeooo:rsid="00090f26" officeooo:paragraph-rsid="00090f26"/>
    </style:style>
    <style:style style:name="P8" style:family="paragraph" style:parent-style-name="Standard">
      <style:paragraph-properties fo:margin-left="0in" fo:margin-right="0in" fo:text-align="start" style:justify-single-word="false" fo:text-indent="0.5in" style:auto-text-indent="false"/>
      <style:text-properties style:font-name="Liberation Serif" officeooo:rsid="00090f26" officeooo:paragraph-rsid="00090f26"/>
    </style:style>
    <style:style style:name="P9" style:family="paragraph" style:parent-style-name="Standard">
      <style:paragraph-properties fo:margin-left="0in" fo:margin-right="0in" fo:text-align="start" style:justify-single-word="false" fo:text-indent="0in" style:auto-text-indent="false"/>
      <style:text-properties style:font-name="Liberation Serif" officeooo:rsid="00090f26" officeooo:paragraph-rsid="00090f26"/>
    </style:style>
    <style:style style:name="P10" style:family="paragraph" style:parent-style-name="Standard">
      <style:paragraph-properties fo:margin-left="0in" fo:margin-right="0in" fo:text-align="start" style:justify-single-word="false" fo:text-indent="0in" style:auto-text-indent="false"/>
      <style:text-properties style:font-name="Liberation Serif" officeooo:rsid="000bb52a" officeooo:paragraph-rsid="000bb52a"/>
    </style:style>
    <style:style style:name="P11" style:family="paragraph" style:parent-style-name="Table_20_Contents">
      <style:paragraph-properties fo:text-align="center" style:justify-single-word="false"/>
      <style:text-properties style:font-name="Liberation Serif" officeooo:rsid="000b307d" officeooo:paragraph-rsid="000b307d"/>
    </style:style>
    <style:style style:name="P12" style:family="paragraph" style:parent-style-name="Table_20_Contents">
      <style:paragraph-properties fo:text-align="center" style:justify-single-word="false"/>
      <style:text-properties style:font-name="Liberation Serif" fo:font-size="18pt" officeooo:rsid="000a0e36" officeooo:paragraph-rsid="000a0e36" style:font-size-asian="18pt" style:font-size-complex="18pt"/>
    </style:style>
    <style:style style:name="P13" style:family="paragraph" style:parent-style-name="Table_20_Contents">
      <style:paragraph-properties fo:text-align="center" style:justify-single-word="false"/>
      <style:text-properties style:font-name="Liberation Serif"/>
    </style:style>
    <style:style style:name="P14" style:family="paragraph" style:parent-style-name="Table_20_Contents">
      <style:paragraph-properties fo:text-align="center" style:justify-single-word="false"/>
      <style:text-properties style:font-name="Liberation Serif" officeooo:rsid="000bb52a" officeooo:paragraph-rsid="000bb52a"/>
    </style:style>
    <style:style style:name="P15" style:family="paragraph" style:parent-style-name="Standard" style:list-style-name="L1">
      <style:paragraph-properties fo:text-align="start" style:justify-single-word="false"/>
      <style:text-properties style:font-name="Liberation Serif" officeooo:rsid="000bb52a" officeooo:paragraph-rsid="000bb52a"/>
    </style:style>
    <style:style style:name="P16" style:family="paragraph" style:parent-style-name="Standard" style:list-style-name="L1">
      <style:paragraph-properties fo:text-align="start" style:justify-single-word="false"/>
      <style:text-properties style:font-name="Liberation Serif" officeooo:rsid="000ca36d" officeooo:paragraph-rsid="000ca36d"/>
    </style:style>
    <style:style style:name="P17" style:family="paragraph" style:parent-style-name="Standard" style:list-style-name="L1">
      <style:paragraph-properties fo:text-align="start" style:justify-single-word="false"/>
      <style:text-properties style:font-name="Liberation Serif" officeooo:rsid="000e11f8" officeooo:paragraph-rsid="000e11f8"/>
    </style:style>
    <style:style style:name="P18" style:family="paragraph" style:parent-style-name="Standard" style:list-style-name="L1">
      <style:paragraph-properties fo:text-align="start" style:justify-single-word="false"/>
      <style:text-properties style:font-name="Liberation Serif" officeooo:rsid="000eb938" officeooo:paragraph-rsid="000eb938"/>
    </style:style>
    <style:style style:name="P19" style:family="paragraph" style:parent-style-name="Standard">
      <style:paragraph-properties fo:text-align="start" style:justify-single-word="false"/>
      <style:text-properties style:font-name="Liberation Serif" officeooo:rsid="000eb938" officeooo:paragraph-rsid="000eb938"/>
    </style:style>
    <style:style style:name="P20" style:family="paragraph" style:parent-style-name="Standard" style:list-style-name="L1">
      <style:paragraph-properties fo:text-align="start" style:justify-single-word="false"/>
      <style:text-properties officeooo:rsid="000bb52a" officeooo:paragraph-rsid="000bb52a"/>
    </style:style>
    <style:style style:name="P21" style:family="paragraph" style:parent-style-name="Standard" style:list-style-name="L1">
      <style:paragraph-properties fo:text-align="start" style:justify-single-word="false"/>
      <style:text-properties officeooo:rsid="000ca36d" officeooo:paragraph-rsid="000ca36d"/>
    </style:style>
    <style:style style:name="P22" style:family="paragraph" style:parent-style-name="Standard" style:list-style-name="L1">
      <style:paragraph-properties fo:text-align="start" style:justify-single-word="false"/>
      <style:text-properties officeooo:rsid="000e11f8" officeooo:paragraph-rsid="000e11f8"/>
    </style:style>
    <style:style style:name="P23" style:family="paragraph" style:parent-style-name="Standard" style:list-style-name="L1">
      <style:paragraph-properties fo:text-align="start" style:justify-single-word="false"/>
      <style:text-properties style:text-position="0% 100%" style:font-name="Liberation Serif" officeooo:rsid="000e11f8" officeooo:paragraph-rsid="000e11f8"/>
    </style:style>
    <style:style style:name="T1" style:family="text">
      <style:text-properties style:text-position="super 58%" style:font-name="Liberation Serif"/>
    </style:style>
    <style:style style:name="T2" style:family="text">
      <style:text-properties style:text-position="super 58%" style:font-name="Liberation Serif" officeooo:rsid="00113479"/>
    </style:style>
    <style:style style:name="T3" style:family="text">
      <style:text-properties officeooo:rsid="000b307d"/>
    </style:style>
    <style:style style:name="T4" style:family="text">
      <style:text-properties style:font-name="Liberation Serif"/>
    </style:style>
    <style:style style:name="T5" style:family="text">
      <style:text-properties style:font-name="Liberation Serif" officeooo:rsid="000ca36d"/>
    </style:style>
    <style:style style:name="T6" style:family="text">
      <style:text-properties style:font-name="Liberation Serif" officeooo:rsid="000e11f8"/>
    </style:style>
    <style:style style:name="T7" style:family="text">
      <style:text-properties style:font-name="Liberation Serif" officeooo:rsid="000eb938"/>
    </style:style>
    <style:style style:name="T8" style:family="text">
      <style:text-properties style:text-position="0% 100%" style:font-name="Liberation Serif" officeooo:rsid="00113479" style:font-size-asian="10.5pt"/>
    </style:style>
    <style:style style:name="T9" style:family="text">
      <style:text-properties style:text-position="0% 100%" style:font-name="Liberation Serif" officeooo:rsid="0012ab63" style:font-size-asian="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mmigration Options Assignment</text:p>
      <text:p text:style-name="P3"/>
      <text:p text:style-name="P4"/>
      <text:p text:style-name="P4">1.</text:p>
      <text:p text:style-name="P4"/>
      <text:p text:style-name="P4"><text:tab/>Order of Priority (low – high):</text:p>
      <text:p text:style-name="P4"><text:tab/>1. Refugees from Political or Military Conflicts</text:p>
      <text:p text:style-name="P7">2. Job Skills Needed by American Companies</text:p>
      <text:p text:style-name="P8">3. Family Reunification</text:p>
      <text:p text:style-name="P8">4. Marrying an American</text:p>
      <text:p text:style-name="P8">5. Country by Country Lottery</text:p>
      <text:p text:style-name="P8"/>
      <text:p text:style-name="P8">My Reasoning:</text:p>
      <text:p text:style-name="P8"><text:tab/>I would argue that it's our responsibility as a large nation to take in refugees who cannot go anywhere else, putting “Refugees from Political or Military Conflicts” at the top of my list. Closely followed would be those who posses skills wanted or required by American companies, as they would be directly benefiting America. Followed are marital and familial reasons, as it's hard for republicans to argue against family reunification. Followed by that is the random lottery, as the recipients have nothing exceptional to offer, <text:span text:style-name="T3">and no strong reasons </text:span>to put it bluntly</text:p>
      <text:p text:style-name="P8"/>
      <text:p text:style-name="P9">2.</text:p>
      <table:table table:name="Table1" table:style-name="Table1">
        <table:table-column table:style-name="Table1.A"/>
        <table:table-column table:style-name="Table1.B"/>
        <table:table-row>
          <table:table-cell table:style-name="Table1.A1" office:value-type="string">
            <text:p text:style-name="P12">Advantages</text:p>
          </table:table-cell>
          <table:table-cell table:style-name="Table1.A1" office:value-type="string">
            <text:p text:style-name="P12">Disadvantages</text:p>
          </table:table-cell>
        </table:table-row>
        <table:table-row>
          <table:table-cell table:style-name="Table1.A1" office:value-type="string">
            <text:p text:style-name="P11">Cheap labor</text:p>
          </table:table-cell>
          <table:table-cell table:style-name="Table1.A1" office:value-type="string">
            <text:p text:style-name="P11">Can sometimes unfairly compete w/ American &amp; native workers</text:p>
          </table:table-cell>
        </table:table-row>
        <table:table-row>
          <table:table-cell table:style-name="Table1.A1" office:value-type="string">
            <text:p text:style-name="P11">Companies can easily import people w/ needed skills</text:p>
          </table:table-cell>
          <table:table-cell table:style-name="Table1.A1" office:value-type="string">
            <text:p text:style-name="P11">Less accountability to the company – easier to get away with worker rights violations when they're not an American citizen</text:p>
          </table:table-cell>
        </table:table-row>
        <table:table-row>
          <table:table-cell table:style-name="Table1.A1" office:value-type="string">
            <text:p text:style-name="P11">Greater diversification</text:p>
          </table:table-cell>
          <table:table-cell table:style-name="Table1.A1" office:value-type="string">
            <text:p text:style-name="P11">More risk of illegal immigration – they might simply remain in the US</text:p>
          </table:table-cell>
        </table:table-row>
        <table:table-row>
          <table:table-cell table:style-name="Table1.A1" office:value-type="string">
            <text:p text:style-name="P13"/>
          </table:table-cell>
          <table:table-cell table:style-name="Table1.A1" office:value-type="string">
            <text:p text:style-name="P11">Govt. needs to employ more resources to keep track of all guest workers</text:p>
          </table:table-cell>
        </table:table-row>
        <table:table-row>
          <table:table-cell table:style-name="Table1.A1" office:value-type="string">
            <text:p text:style-name="P13"/>
          </table:table-cell>
          <table:table-cell table:style-name="Table1.A1" office:value-type="string">
            <text:p text:style-name="P14"/>
          </table:table-cell>
        </table:table-row>
        <table:table-row>
          <table:table-cell table:style-name="Table1.A1" office:value-type="string">
            <text:p text:style-name="P13"/>
          </table:table-cell>
          <table:table-cell table:style-name="Table1.A1" office:value-type="string">
            <text:p text:style-name="P11"/>
          </table:table-cell>
        </table:table-row>
        <table:table-row>
          <table:table-cell table:style-name="Table1.A1" office:value-type="string">
            <text:p text:style-name="P13"/>
          </table:table-cell>
          <table:table-cell table:style-name="Table1.A1" office:value-type="string">
            <text:p text:style-name="P11"/>
          </table:table-cell>
        </table:table-row>
        <table:table-row>
          <table:table-cell table:style-name="Table1.A1" office:value-type="string">
            <text:p text:style-name="P13"/>
          </table:table-cell>
          <table:table-cell table:style-name="Table1.A1" office:value-type="string">
            <text:p text:style-name="P11"/>
          </table:table-cell>
        </table:table-row>
      </table:table>
      <text:p text:style-name="P9"/>
      <text:p text:style-name="P10">3.</text:p>
      <text:list xml:id="list753780700974164172" text:style-name="L1">
        <text:list-item>
          <text:p text:style-name="P15">immigration policy itself.</text:p>
          <text:list>
            <text:list-item>
              <text:p text:style-name="P15">much looser regulations</text:p>
              <text:list>
                <text:list-item>
                  <text:p text:style-name="P15">ties to impact on farming &amp; other sectors listed in paragraph 4</text:p>
                </text:list-item>
              </text:list>
            </text:list-item>
            <text:list-item>
              <text:p text:style-name="P20"><text:soft-page-break/><text:span text:style-name="T4">most likely much easier to immigrate (referring to labor </text:span><text:span text:style-name="T5">vacuum</text:span><text:span text:style-name="T4"> from 10+ million illegal immigrants</text:span><text:span text:style-name="T5">)</text:span></text:p>
            </text:list-item>
          </text:list>
        </text:list-item>
        <text:list-item>
          <text:p text:style-name="P16">much less of a platform for many GOP candidates</text:p>
        </text:list-item>
        <text:list-item>
          <text:p text:style-name="P16">much less govt. spending on border enforcement</text:p>
          <text:list>
            <text:list-item>
              <text:p text:style-name="P16">there are &gt;20,000 border patrol officers, each of which are making between $40,000/yr and $95,000/yr, for an average of $67,500/yr</text:p>
            </text:list-item>
            <text:list-item>
              <text:p text:style-name="P21"><text:span text:style-name="T4">20000*67500<text:tab/>= a minimal saving of 1,350,000,000 </text:span><text:span text:style-name="T6">per year simply from cost of labor</text:span></text:p>
              <text:list>
                <text:list-item>
                  <text:p text:style-name="P22"><text:span text:style-name="T4">federal border spending is &gt; 16 billion/yr</text:span><text:span text:style-name="T1">[1]</text:span></text:p>
                </text:list-item>
                <text:list-item>
                  <text:p text:style-name="P23">0.4% of total federal budget</text:p>
                </text:list-item>
                <text:list-item>
                  <text:p text:style-name="P17">could divert to literally anything else</text:p>
                </text:list-item>
              </text:list>
            </text:list-item>
          </text:list>
        </text:list-item>
        <text:list-item>
          <text:p text:style-name="P22"><text:span text:style-name="T4">less govt. spendi</text:span><text:span text:style-name="T7">n</text:span><text:span text:style-name="T4">g on healthcare – cannot get insurance w/o legal immigration</text:span></text:p>
        </text:list-item>
        <text:list-item>
          <text:p text:style-name="P18">huge labor vacuum – slower growing Californian economy</text:p>
          <text:list>
            <text:list-item>
              <text:p text:style-name="P18">could possibly simply compensate with legal immigrants – may be easier to immigrate w/o <text:s/></text:p>
            </text:list-item>
          </text:list>
        </text:list-item>
      </text:list>
      <text:p text:style-name="P5"/>
      <text:p text:style-name="P19">4.</text:p>
      <text:p text:style-name="P6"><text:span text:style-name="T4">The question of what we should do concerning the problem of illegal immigration is a tricky one. The most obvious solution to simply stop illegal immigration is to build a wall </text:span><text:span text:style-name="T1">(something something </text:span><text:a xlink:type="simple" xlink:href="http://bit.ly/1KHT939" text:style-name="Internet_20_link" text:visited-style-name="Visited_20_Internet_20_Link"><text:span text:style-name="T1">http://bit.ly/1KHT939</text:span></text:a><text:span text:style-name="T2">)</text:span><text:span text:style-name="T8">, although this is completely ignoring the problem of </text:span><text:span text:style-name="T9">those fleeing danger or violence. In my opinion, the only lasting solution would be for the U.S. to work towards stabilizing Mexico's economy, and once they are at a sustainable place, allow easy immigration for all those able to pass a background check. In theory, the demand for immigration would be extremely low, and we would be able to save billions of dollars per year, and provide employment (through Mexico) to millions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90f26" officeooo:paragraph-rsid="00090f26"/>
    </style:style>
    <style:style style:name="MP2" style:family="paragraph" style:parent-style-name="Footer">
      <style:text-properties officeooo:rsid="000e11f8" officeooo:paragraph-rsid="000e11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olomon Greenberg</text:p>
        <text:p text:style-name="MP1">2015/09/25</text:p>
        <text:p text:style-name="MP1">Social Studies 10 – Weber</text:p>
        <text:p text:style-name="MP1">Period 7</text:p>
      </style:header>
      <style:footer>
        <text:p text:style-name="MP2">[1] http://www.politifact.com/truth-o-meter/statements/2014/jul/15/luis-gutierrez/luis-gutierrez-says-us-spends-more-immigration-b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16:11:51.636608633</meta:creation-date>
    <dc:date>2015-10-05T06:45:08.985485139</dc:date>
    <meta:editing-duration>PT41M11S</meta:editing-duration>
    <meta:editing-cycles>7</meta:editing-cycles>
    <meta:generator>LibreOffice/4.3.3.2$Linux_X86_64 LibreOffice_project/430m0$Build-2</meta:generator>
    <meta:document-statistic meta:table-count="1" meta:image-count="0" meta:object-count="0" meta:page-count="2" meta:paragraph-count="42" meta:word-count="472" meta:character-count="3013" meta:non-whitespace-character-count="2585"/>
  </office:meta>
</office:document-meta>
</file>